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219cm"/>
        </style:tab-stops>
      </style:paragraph-properties>
      <style:text-properties style:font-name="Calibri" fo:font-size="12pt" style:font-size-asian="12pt" style:font-size-complex="12pt"/>
    </style:style>
    <style:style style:name="P2" style:family="paragraph" style:parent-style-name="Standard">
      <style:text-properties fo:font-size="26pt" fo:font-weight="bold" style:font-size-asian="26pt" style:font-weight-asian="bold" style:font-size-complex="26pt" style:font-weight-complex="bold"/>
    </style:style>
    <style:style style:name="P3"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4"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ize-complex="12pt"/>
    </style:style>
    <style:style style:name="P5"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P6"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orphans="2" fo:widows="2">
        <style:tab-stops>
          <style:tab-stop style:position="1.219cm"/>
        </style:tab-stops>
      </style:paragraph-properties>
      <style:text-properties fo:font-variant="normal" fo:text-transform="none" fo:color="#000000" style:font-name="Calibri" fo:font-size="12pt" fo:letter-spacing="normal" fo:font-style="normal" fo:font-weight="bold" style:font-size-asian="12pt" style:font-weight-asian="bold" style:font-size-complex="12pt" style:font-weight-complex="bold"/>
    </style:style>
    <style:style style:name="P8" style:family="paragraph" style:parent-style-name="Text_20_body">
      <style:paragraph-properties fo:orphans="2" fo:widows="2">
        <style:tab-stops>
          <style:tab-stop style:position="1.219cm"/>
        </style:tab-stops>
      </style:paragraph-properties>
    </style:style>
    <style:style style:name="P9" style:family="paragraph" style:parent-style-name="Text_20_body" style:list-style-name="L1">
      <style:paragraph-properties fo:orphans="2" fo:widows="2">
        <style:tab-stops>
          <style:tab-stop style:position="1.219cm"/>
        </style:tab-stops>
      </style:paragraph-properties>
    </style:style>
    <style:style style:name="P10" style:family="paragraph" style:parent-style-name="Heading_20_1">
      <style:paragraph-properties>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P11" style:family="paragraph" style:parent-style-name="Heading_20_1">
      <style:paragraph-properties fo:margin-top="0cm" fo:margin-bottom="0.212cm" fo:orphans="2" fo:widows="2">
        <style:tab-stops>
          <style:tab-stop style:position="1.219cm"/>
        </style:tab-stops>
      </style:paragraph-properties>
      <style:text-properties fo:font-variant="normal" fo:text-transform="none" fo:color="#000000" style:font-name="Calibri" fo:font-size="16pt" fo:letter-spacing="normal" fo:font-style="normal" fo:font-weight="bold" style:font-size-asian="16pt" style:font-weight-asian="bold" style:font-size-complex="16pt" style:font-weight-complex="bold"/>
    </style:style>
    <style:style style:name="T1" style:family="text">
      <style:text-properties fo:font-variant="normal" fo:text-transform="none" fo:color="#000000" style:font-name="Calibri" fo:font-size="12pt" fo:letter-spacing="normal" fo:font-style="normal" fo:font-weight="normal" style:font-size-asian="12pt" style:font-size-complex="12pt"/>
    </style:style>
    <style:style style:name="T2" style:family="text">
      <style:text-properties fo:font-variant="normal" fo:text-transform="none" fo:color="#000000" style:font-name="Calibri" fo:font-size="12pt" fo:letter-spacing="normal" fo:font-style="normal" fo:font-weight="normal" style:font-size-asian="12pt" style:font-style-asian="normal" style:font-size-complex="12pt" style:font-style-complex="normal"/>
    </style:style>
    <style:style style:name="T3" style:family="text">
      <style:text-properties fo:font-style="italic" style:font-style-asian="italic" style:font-style-complex="italic"/>
    </style:style>
    <style:style style:name="T4" style:family="text">
      <style:text-properties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 Driver</text:p>
      <text:h text:style-name="P10" text:outline-level="1">Introduzione</text:h>
      <text:p text:style-name="P3">Il processo di compilazione è suddiviso in due fasi. A ciascuna fase corrisponde una grammatica descritta utilizzando la sintassi di Antlr. Per ogni grammatica, Antlr genera una classe Java, che corrisponde al parser in grado di riconoscere il linguaggio derivabile dalla grammatica. Compito del driver è quello di far interagire tra loro le due fasi della compilazione, passando il risultato della prima fase alla seconda.</text:p>
      <text:h text:style-name="P11" text:outline-level="1"><text:bookmark text:name="In_dettaglio"/>In dettaglio</text:h>
      <text:p text:style-name="P3">Il primo compito del driver è quello di offrire un'interfaccia CLI all'utente, ed elaborare l'input fornito controllandone la correttezza tramite espressioni regolari.</text:p>
      <text:p text:style-name="P3">L'eseguibile, riceve in input, i nomi dei file da analizzare, comprensivi di estensione .java, ed un percorso alla directory in cui cercherà tali file e le classi che eventualmente referenziano nel loro codice.</text:p>
      <text:p text:style-name="P7">Prima fase</text:p>
      <text:p text:style-name="P3"><text:s/>La prima fase genera un'istanza di tipo ReferenceType per ogni classe analizzata, e l'AST corrispondente. Queste informazioni sono memorizzate in due HashMap indicizzate per nome della classe. In realtà l'HashMap che contiene l'AST, mantiene informazioni anche sui token generati dal lexer e sull'error logger associati alla classe, che serviranno per la seconda fase.</text:p>
      <text:p text:style-name="P3">Antecedente alla prima fase della compilazione, la tabella contenente le interfacce delle classi, è inizializzata con le classi predefinite del linguaggio: Object, String, Class. In questo modo qualora si presenti l'occorrenza di una delle suddette classi, verrà utilizzata l'istanza predefinita, senza ricercare un file per la classe. Se ne deduce che non è possibile compilare file con i seguenti nomi: Object.java, String.java, Class.java, giustificato dall'assenza di namespace che renderebbe indistinguibili tali classi dalle classi del linguaggio.</text:p>
      <text:p text:style-name="P5">La prima fase fa uso di una coda per memorizzare i file da analizzare. Per ogni file presente nella coda, viene creato il lexer per la tokenizzazione del flusso di caratteri, e succesivamente il parser per la generazione dell'AST e dell'istanza ReferenceType. La creazione e l'aggiunta dell'istanza alla tabella delle classi avvengono all'intero del parser, mentre l'aggiunta alla mappa dell'AST restituito dal parser avviene nel driver.</text:p>
      <text:p text:style-name="P5">Il parser inoltre, mette in coda il file da analizzare per ogni nuova referenza ad una classe non ancora analizzata. </text:p>
      <text:p text:style-name="P5">L'analisi di una classe nella prima fase può fallire principalmente per due motivi:</text:p>
      <text:list xml:id="list43621724" text:style-name="L1">
        <text:list-item>
          <text:p text:style-name="P9"><text:span text:style-name="T2">il file associato alla classe non è stato trovato</text:span></text:p>
        </text:list-item>
        <text:list-item>
          <text:p text:style-name="P9"><text:span text:style-name="T2">il parser ha lanciato una RecognitionException, poiché la sintassi non ha soddisfatto le regole della grammatica e il parser non è riuscito a proseguire dopo aver tentato il recover tramite inserimento o cancellazione di un token.</text:span></text:p>
        </text:list-item>
      </text:list>
      <text:p text:style-name="P3">In entrambi i casi la classe sarà segnalata come invalida, tramite l'aggiunta al <text:span text:style-name="T3">Set&lt;String&gt; invalidClasses</text:span><text:span text:style-name="T4">. </text:span></text:p>
      <text:p text:style-name="P3"><text:span text:style-name="T4">Al termine della prima fase tutte le classe presenti in <text:s/></text:span><text:span text:style-name="T3">invalidClasses </text:span><text:span text:style-name="T4">saranno rimosse dalla tabella delle classi, poichè non sono state analizzate (file non trovato), oppure lo sono state solo parzialmente (errore fatale nella sintassi).</text:span></text:p>
      <text:p text:style-name="P3"><text:soft-page-break/><text:span text:style-name="T4">La rimozione delle classi non valide, non avviene contestualmente alla segnalazione dell'errore, perché si utilizza la tabella delle classi come indicatore delle classi fino ad ora analizzare. Questo permette di non richiedere l'analisi di classi che hanno già generato un errore.</text:span></text:p>
      <text:p text:style-name="P3"><text:span text:style-name="T4"/></text:p>
      <text:p text:style-name="P7"><text:span text:style-name="T4">Seconda fase</text:span></text:p>
      <text:p text:style-name="P6"><text:span text:style-name="T4">La seconda fase effettua il type checking, utilizzando il tree parser generato da ANTLR a partire dalla tree grammar. Per ogni AST generato nella prima fase, viene creata un'istanza di JaWalker, il <text:s/>tree parser che analizzerà l'albero sintattico alla ricerca di errori accodati all'istanza di ErrorLogger associata alla classe.</text:span></text:p>
      <text:p text:style-name="P7"><text:span text:style-name="T4">Stampa degli errori</text:span></text:p>
      <text:p text:style-name="P6"><text:span text:style-name="T4">La stampa degli errori avviene al termine dell'analisi di ogni AST. Solo nel caso in cui una classe contenga errori sintattici non recuperabili con le tecniche di inserimento e cancellazione del parser, la stampa avviene contestualmente al sollevamento dell'eccezione e conterrà l'indicazione “fatal” che indica un errore irreversibile in fase di analisi sintattica.</text:span></text:p>
      <text:h text:style-name="P11" text:outline-level="1"><text:bookmark text:name="Uso"/>Uso</text:h>
      <text:p text:style-name="P3">Il compilatore cercherà le classi da verificare ed eventuali classi referenziate, all'interno di una singola directory specificata in input. Se non specificata si assume quella corrente.</text:p>
      <text:p text:style-name="P3">E' possibile lanciare il compilatore da riga di comando digitando:</text:p>
      <text:p text:style-name="P8"><text:span text:style-name="Teletype"><text:span text:style-name="T1">java -jar JaCompiler.jar -p [&lt;classPath&gt;] &lt;Classe1.java&gt; [&lt;Classe2.java&gt; ...]</text:span></text:span></text:p>
      <text:p text:style-name="P3">classPath: directory dove cercare le classi specificate.</text:p>
      <text:p text:style-name="P3">Classe#.java: nome del file contenente la classe java da compil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arial" svg:font-family="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eletype"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1-05T23:07:59.72</meta:creation-date>
    <meta:document-statistic meta:table-count="0" meta:image-count="0" meta:object-count="0" meta:page-count="2" meta:paragraph-count="27" meta:word-count="663" meta:character-count="4490"/>
    <dc:date>2010-11-06T00:32:42.34</dc:date>
    <dc:creator>Gerardo Adelizzi</dc:creator>
    <meta:editing-duration>PT00H05M11S</meta:editing-duration>
    <meta:editing-cycles>1</meta:editing-cycles>
    <meta:generator>OpenOffice.org/3.2$Win32 OpenOffice.org_project/320m18$Build-9502</meta:generator>
  </office:meta>
</office:document-meta>
</file>